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7b9ed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text:span text:style-name="T8"><text:line-break/>Il va falloir tweaker pour pouvoir mettre des infos pour géolocaliser </text:span></text:p>
      <text:p text:style-name="P11">Pour la chirurgie le: <text:text-input text:description="&lt;o.bloc_agenda_id.wd&gt;">&lt;o.bloc_agenda_id.wd&gt;</text:text-input><text:s/>à <text:text-input text:description="&lt;o.notification_time&gt;">&lt;o.notification_time&gt;</text:text-input><text:line-break/><text:text-input text:description="&lt;if test=&quot;o.procedure_type_id.fasting is True&quot;&gt;">&lt;if test="o.procedure_type_id.fasting is True"&gt;</text:text-input><text:line-break/>à jeun depuis <text:span text:style-name="T5">7</text:span>h du matin<text:span text:style-name="T4">, ni boire, ni fumer, ni manger</text:span><text:span text:style-name="T4"><text:text-input text:description="&lt;if/&gt;">&lt;if/&gt;</text:text-input></text:span><text:line-break/>à la Clinique <text:span text:style-name="T5">à Nouville</text:span>.</text:p>
      <text:p text:style-name="P9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8:41:50.101759604</dc:date>
    <meta:editing-duration>PT7H59M34S</meta:editing-duration>
    <meta:editing-cycles>124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86" meta:character-count="1138" meta:non-whitespace-character-count="1022"/>
  </office:meta>
</office:document-meta>
</file>